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10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1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1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8c0747" officeooo:paragraph-rsid="008a8f32" style:font-weight-asian="normal" style:font-name-complex="Arial" style:font-weight-complex="normal"/>
    </style:style>
    <style:style style:name="P1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6pt" fo:font-weight="normal" officeooo:rsid="009eb6a4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22001" style:font-size-asian="12pt" style:font-weight-asian="normal" style:font-name-complex="Arial" style:font-size-complex="12pt" style:font-weight-complex="normal"/>
    </style:style>
    <style:style style:name="P2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0f9c9" officeooo:paragraph-rsid="007f293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a8f32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d89b5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2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7ca6a" officeooo:paragraph-rsid="0097ca6a" style:font-weight-asian="normal" style:font-weight-complex="normal"/>
    </style:style>
    <style:style style:name="P27" style:family="paragraph" style:parent-style-name="Standard">
      <style:paragraph-properties fo:line-height="115%" fo:break-before="page"/>
    </style:style>
    <style:style style:name="P28" style:family="paragraph" style:parent-style-name="Text_20_body_20__28_user_29_">
      <style:paragraph-properties fo:line-height="115%"/>
    </style:style>
    <style:style style:name="P29" style:family="paragraph" style:parent-style-name="Standard">
      <style:paragraph-properties fo:line-height="115%"/>
      <style:text-properties style:font-name="Liberation Sans1"/>
    </style:style>
    <style:style style:name="P30" style:family="paragraph" style:parent-style-name="Standard" style:list-style-name="WWNum1">
      <style:paragraph-properties fo:line-height="115%"/>
      <style:text-properties style:font-name="Liberation Sans1" officeooo:paragraph-rsid="00bad498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32" style:family="paragraph" style:parent-style-name="Standard">
      <style:paragraph-properties fo:line-height="115%"/>
      <style:text-properties style:font-name="Liberation Sans1" officeooo:paragraph-rsid="00bad498"/>
    </style:style>
    <style:style style:name="P33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0d076" style:font-size-asian="14pt" style:font-size-complex="14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ad498" style:font-size-asian="14pt" style:font-size-complex="14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4pt" fo:font-weight="normal" officeooo:rsid="00b0d076" officeooo:paragraph-rsid="00b0d076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officeooo:rsid="00b0d076" officeooo:paragraph-rsid="00b0d07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ad49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b96c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ad49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4c5a6a" style:font-weight-asian="bold" style:font-weight-complex="bold"/>
    </style:style>
    <style:style style:name="P50" style:family="paragraph" style:parent-style-name="Standard">
      <style:paragraph-properties fo:line-height="115%"/>
      <style:text-properties style:font-name="Liberation Sans1" fo:font-weight="bold" officeooo:paragraph-rsid="00bad498" style:font-weight-asian="bold" style:font-weight-complex="bold"/>
    </style:style>
    <style:style style:name="P51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52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53" style:family="paragraph" style:parent-style-name="Standard">
      <style:paragraph-properties fo:line-height="115%" fo:text-align="end" style:justify-single-word="false"/>
      <style:text-properties style:font-name="Liberation Sans1" fo:font-style="italic" officeooo:paragraph-rsid="00bad498" style:font-style-asian="italic" style:font-style-complex="italic"/>
    </style:style>
    <style:style style:name="P54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55" style:family="paragraph" style:parent-style-name="Standard">
      <style:paragraph-properties fo:line-height="115%"/>
    </style:style>
    <style:style style:name="P56" style:family="paragraph" style:parent-style-name="Standard">
      <style:paragraph-properties fo:line-height="115%"/>
      <style:text-properties officeooo:paragraph-rsid="002c7462"/>
    </style:style>
    <style:style style:name="P57" style:family="paragraph" style:parent-style-name="Standard">
      <style:paragraph-properties fo:line-height="115%" fo:text-align="justify" style:justify-single-word="false"/>
    </style:style>
    <style:style style:name="P58" style:family="paragraph" style:parent-style-name="Standard">
      <style:paragraph-properties fo:line-height="115%"/>
      <style:text-properties officeooo:paragraph-rsid="00bad498"/>
    </style:style>
    <style:style style:name="P59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7851a" officeooo:paragraph-rsid="00a7851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d5934" officeooo:paragraph-rsid="00ad593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8bbd8" officeooo:paragraph-rsid="00a8bb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49091" officeooo:paragraph-rsid="00a4909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6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" style:font-weight-complex="bold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7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7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" style:font-size-complex="12pt" style:font-weight-complex="bold"/>
    </style:style>
    <style:style style:name="P7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73" style:family="paragraph" style:parent-style-name="Standard">
      <style:paragraph-properties fo:margin-top="0cm" fo:margin-bottom="0.25cm" loext:contextual-spacing="false" fo:line-height="115%"/>
      <style:text-properties style:font-name="Liberation Sans1" officeooo:paragraph-rsid="00bad498"/>
    </style:style>
    <style:style style:name="P74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7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paragraph-rsid="00bad498"/>
    </style:style>
    <style:style style:name="P77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78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"/>
    </style:style>
    <style:style style:name="P7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af44af" style:font-size-asian="12.25pt" style:font-weight-asian="normal" style:font-name-complex="Arial" style:font-size-complex="14pt" style:font-weight-complex="normal"/>
    </style:style>
    <style:style style:name="P8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" style:font-size-complex="14pt" style:font-weight-complex="normal"/>
    </style:style>
    <style:style style:name="P8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" style:font-size-complex="14pt" style:font-weight-complex="normal"/>
    </style:style>
    <style:style style:name="P8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" style:font-size-complex="14pt" style:font-weight-complex="bold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" style:font-size-complex="14pt" style:font-weight-complex="bold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" style:font-size-complex="14pt" style:font-weight-complex="bold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" style:font-size-complex="12pt" style:font-weight-complex="bold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" style:font-size-complex="12pt" style:font-weight-complex="bold"/>
    </style:style>
    <style:style style:name="P8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" style:font-size-complex="12pt" style:font-weight-complex="bold"/>
    </style:style>
    <style:style style:name="P8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" style:font-size-complex="12pt" style:font-weight-complex="bold"/>
    </style:style>
    <style:style style:name="P9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9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" style:font-size-complex="12pt" style:font-weight-complex="normal"/>
    </style:style>
    <style:style style:name="P9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997774" officeooo:paragraph-rsid="0099777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9f35a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908b10" officeooo:paragraph-rsid="00908b10" style:font-size-asian="10.5pt" style:font-style-asian="normal" style:font-weight-asian="bold" style:font-name-complex="Arial" style:font-size-complex="12pt" style:font-style-complex="normal" style:font-weight-complex="bold"/>
    </style:style>
    <style:style style:name="P9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8c7945" officeooo:paragraph-rsid="008c7945" style:font-size-asian="10.5pt" style:font-style-asian="normal" style:font-weight-asian="bold" style:font-name-complex="Arial" style:font-size-complex="12pt" style:font-style-complex="normal" style:font-weight-complex="bold"/>
    </style:style>
    <style:style style:name="P99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100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101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10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10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104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105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officeooo:paragraph-rsid="00bad498"/>
    </style:style>
    <style:style style:name="P10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10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10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10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65ea6" officeooo:paragraph-rsid="00965ea6"/>
    </style:style>
    <style:style style:name="P11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111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fo:font-size="12pt" fo:font-style="normal" fo:font-weight="normal" officeooo:rsid="0087c09e" officeooo:paragraph-rsid="0087c09e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4pt" fo:font-weight="bold" officeooo:rsid="0087c09e" officeooo:paragraph-rsid="0087c09e" style:font-size-asian="12.25pt" style:font-weight-asian="bold" style:font-name-complex="Arial" style:font-size-complex="14pt" style:font-weight-complex="bold"/>
    </style:style>
    <style:style style:name="P114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16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117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4c5a6a" style:font-weight-asian="bold" style:font-weight-complex="bold"/>
    </style:style>
    <style:style style:name="P118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19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120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121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122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officeooo:paragraph-rsid="00bad498" style:font-size-asian="14pt" style:font-size-complex="14pt"/>
    </style:style>
    <style:style style:name="P123" style:family="paragraph" style:parent-style-name="Text_20_body_20__28_user_29_">
      <style:paragraph-properties fo:line-height="115%"/>
      <style:text-properties officeooo:paragraph-rsid="0044030e"/>
    </style:style>
    <style:style style:name="P124" style:family="paragraph" style:parent-style-name="Text_20_body_20__28_user_29_">
      <style:paragraph-properties fo:line-height="115%"/>
      <style:text-properties officeooo:paragraph-rsid="002b078e"/>
    </style:style>
    <style:style style:name="P125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font-style-complex="italic"/>
    </style:style>
    <style:style style:name="T8" style:family="text">
      <style:text-properties style:font-name="Liberation Sans1" fo:language="en" fo:country="US"/>
    </style:style>
    <style:style style:name="T9" style:family="text">
      <style:text-properties style:font-name="Liberation Sans1" fo:language="en" fo:country="US" fo:font-weight="bold" style:font-weight-asian="bold" style:font-weight-complex="bold"/>
    </style:style>
    <style:style style:name="T10" style:family="text">
      <style:text-properties style:font-name="Liberation Sans1" fo:language="en" fo:country="US" style:font-weight-complex="bold"/>
    </style:style>
    <style:style style:name="T11" style:family="text">
      <style:text-properties style:font-name="Liberation Sans1" fo:language="en" fo:country="US" officeooo:rsid="002d654b" style:font-weight-complex="bold"/>
    </style:style>
    <style:style style:name="T12" style:family="text">
      <style:text-properties style:font-name="Liberation Sans1" fo:language="en" fo:country="US" officeooo:rsid="002a527d"/>
    </style:style>
    <style:style style:name="T13" style:family="text">
      <style:text-properties style:font-name="Liberation Sans1" fo:language="en" fo:country="US" officeooo:rsid="002b078e"/>
    </style:style>
    <style:style style:name="T14" style:family="text">
      <style:text-properties style:font-name="Liberation Sans1" fo:language="en" fo:country="US" officeooo:rsid="002b0d76"/>
    </style:style>
    <style:style style:name="T15" style:family="text">
      <style:text-properties style:font-name="Liberation Sans1" fo:language="en" fo:country="US" officeooo:rsid="002d654b"/>
    </style:style>
    <style:style style:name="T16" style:family="text">
      <style:text-properties style:font-name="Liberation Sans1" fo:language="en" fo:country="US" officeooo:rsid="00372986"/>
    </style:style>
    <style:style style:name="T17" style:family="text">
      <style:text-properties style:font-name="Liberation Sans1" fo:language="en" fo:country="US" officeooo:rsid="0041a741"/>
    </style:style>
    <style:style style:name="T18" style:family="text">
      <style:text-properties style:font-name="Liberation Sans1" fo:language="en" fo:country="US" officeooo:rsid="0044030e"/>
    </style:style>
    <style:style style:name="T19" style:family="text">
      <style:text-properties style:font-name="Liberation Sans1" officeooo:rsid="0004d903"/>
    </style:style>
    <style:style style:name="T20" style:family="text">
      <style:text-properties style:font-name="Liberation Sans1" officeooo:rsid="0006fe0a"/>
    </style:style>
    <style:style style:name="T21" style:family="text">
      <style:text-properties style:font-name="Liberation Sans1" fo:font-size="12pt" officeooo:rsid="0006fe0a" style:font-size-asian="12pt" style:font-size-complex="12pt"/>
    </style:style>
    <style:style style:name="T22" style:family="text">
      <style:text-properties style:font-name="Liberation Sans1" fo:font-size="12pt" fo:font-weight="bold" officeooo:rsid="00b2d8a8" style:font-size-asian="12pt" style:font-weight-asian="bold" style:font-size-complex="12pt" style:font-weight-complex="bold"/>
    </style:style>
    <style:style style:name="T23" style:family="text">
      <style:text-properties style:font-name="Liberation Sans1" officeooo:rsid="0020c489"/>
    </style:style>
    <style:style style:name="T24" style:family="text">
      <style:text-properties style:font-name="Liberation Sans1" officeooo:rsid="003052f6"/>
    </style:style>
    <style:style style:name="T25" style:family="text">
      <style:text-properties style:font-name="Liberation Sans1" officeooo:rsid="003ace8c"/>
    </style:style>
    <style:style style:name="T26" style:family="text">
      <style:text-properties style:font-name="Liberation Sans1" officeooo:rsid="0050a3d0"/>
    </style:style>
    <style:style style:name="T27" style:family="text">
      <style:text-properties style:font-name="Liberation Sans1" officeooo:rsid="0051b5c9"/>
    </style:style>
    <style:style style:name="T28" style:family="text">
      <style:text-properties style:font-name="Liberation Sans1" fo:font-weight="normal" style:font-weight-asian="normal" style:font-weight-complex="normal"/>
    </style:style>
    <style:style style:name="T29" style:family="text">
      <style:text-properties style:font-name="Liberation Sans1" fo:font-weight="normal" officeooo:rsid="0058a53a" style:font-weight-asian="normal" style:font-weight-complex="normal"/>
    </style:style>
    <style:style style:name="T30" style:family="text">
      <style:text-properties style:font-name="Liberation Sans1" fo:font-weight="normal" officeooo:rsid="0058a6b9" style:font-weight-asian="normal" style:font-weight-complex="normal"/>
    </style:style>
    <style:style style:name="T31" style:family="text">
      <style:text-properties style:font-name="Liberation Sans1" fo:font-weight="normal" officeooo:rsid="00591b1a" style:font-weight-asian="normal" style:font-weight-complex="normal"/>
    </style:style>
    <style:style style:name="T32" style:family="text">
      <style:text-properties style:font-name="Liberation Sans1" fo:font-weight="normal" officeooo:rsid="005a4c73" style:font-weight-asian="normal" style:font-weight-complex="normal"/>
    </style:style>
    <style:style style:name="T33" style:family="text">
      <style:text-properties style:font-name="Liberation Sans1" fo:font-weight="normal" officeooo:rsid="005e118e" style:font-weight-asian="normal" style:font-weight-complex="normal"/>
    </style:style>
    <style:style style:name="T34" style:family="text">
      <style:text-properties style:font-name="Liberation Sans1" fo:font-weight="normal" officeooo:rsid="00604396" style:font-weight-asian="normal" style:font-weight-complex="normal"/>
    </style:style>
    <style:style style:name="T35" style:family="text">
      <style:text-properties style:font-name="Liberation Sans1" fo:font-weight="normal" officeooo:rsid="006265a9" style:font-weight-asian="normal" style:font-weight-complex="normal"/>
    </style:style>
    <style:style style:name="T36" style:family="text">
      <style:text-properties style:font-name="Liberation Sans1" fo:font-weight="normal" officeooo:rsid="00653d9c" style:font-weight-asian="normal" style:font-weight-complex="normal"/>
    </style:style>
    <style:style style:name="T37" style:family="text">
      <style:text-properties style:font-name="Liberation Sans1" fo:font-weight="normal" officeooo:rsid="00667f26" style:font-weight-asian="normal" style:font-weight-complex="normal"/>
    </style:style>
    <style:style style:name="T38" style:family="text">
      <style:text-properties style:font-name="Liberation Sans1" fo:font-weight="normal" officeooo:rsid="0068f03c" style:font-weight-asian="normal" style:font-weight-complex="normal"/>
    </style:style>
    <style:style style:name="T39" style:family="text">
      <style:text-properties style:font-name="Liberation Sans1" officeooo:rsid="00604396"/>
    </style:style>
    <style:style style:name="T40" style:family="text">
      <style:text-properties style:font-name="Liberation Sans1" officeooo:rsid="00653d9c"/>
    </style:style>
    <style:style style:name="T41" style:family="text">
      <style:text-properties style:font-name="Liberation Sans1" officeooo:rsid="0068f03c"/>
    </style:style>
    <style:style style:name="T42" style:family="text">
      <style:text-properties style:font-name="Liberation Sans1" officeooo:rsid="006bfd70"/>
    </style:style>
    <style:style style:name="T43" style:family="text">
      <style:text-properties style:font-name="Liberation Sans1" officeooo:rsid="006df57f"/>
    </style:style>
    <style:style style:name="T44" style:family="text">
      <style:text-properties style:font-name="Liberation Sans1" officeooo:rsid="006ee05c"/>
    </style:style>
    <style:style style:name="T45" style:family="text">
      <style:text-properties style:font-name="Liberation Sans1" officeooo:rsid="006fe911"/>
    </style:style>
    <style:style style:name="T46" style:family="text">
      <style:text-properties style:font-name="Liberation Sans1" officeooo:rsid="0087c09e"/>
    </style:style>
    <style:style style:name="T47" style:family="text">
      <style:text-properties style:text-position="super 58%" style:font-name="Liberation Sans1" fo:font-size="14pt" style:font-size-asian="14pt" style:font-size-complex="14pt"/>
    </style:style>
    <style:style style:name="T48" style:family="text">
      <style:text-properties style:font-name="Courier 10 Pitch" fo:font-style="normal" style:font-style-asian="normal" style:font-style-complex="normal"/>
    </style:style>
    <style:style style:name="T49" style:family="text">
      <style:text-properties style:font-name="Courier 10 Pitch" fo:font-style="normal" officeooo:rsid="0003ea43" style:font-style-asian="normal" style:font-style-complex="normal"/>
    </style:style>
    <style:style style:name="T50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3" style:family="text">
      <style:text-properties fo:font-size="12pt" fo:font-style="normal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7" style:family="text">
      <style:text-properties fo:font-size="12pt" fo:font-style="normal" officeooo:rsid="00a9f4b6" style:font-size-asian="10.5pt" style:font-style-asian="normal" style:font-size-complex="12pt" style:font-style-complex="normal"/>
    </style:style>
    <style:style style:name="T58" style:family="text">
      <style:text-properties fo:font-size="12pt" fo:font-style="normal" officeooo:rsid="00af4389" style:font-size-asian="10.5pt" style:font-style-asian="normal" style:font-size-complex="12pt" style:font-style-complex="normal"/>
    </style:style>
    <style:style style:name="T59" style:family="text">
      <style:text-properties fo:font-size="12pt" fo:font-style="normal" officeooo:rsid="00af44af" style:font-size-asian="10.5pt" style:font-style-asian="normal" style:font-size-complex="12pt" style:font-style-complex="normal"/>
    </style:style>
    <style:style style:name="T6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italic" style:font-size-asian="10.5pt" style:font-style-asian="italic" style:font-size-complex="12pt" style:font-style-complex="italic"/>
    </style:style>
    <style:style style:name="T65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style:font-size-asian="10.5pt" style:font-size-complex="12pt"/>
    </style:style>
    <style:style style:name="T67" style:family="text">
      <style:text-properties officeooo:rsid="00449dd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4617bd" style:font-weight-asian="normal" style:font-weight-complex="normal"/>
    </style:style>
    <style:style style:name="T70" style:family="text">
      <style:text-properties fo:font-weight="normal" officeooo:rsid="00481964" style:font-weight-asian="normal" style:font-weight-complex="normal"/>
    </style:style>
    <style:style style:name="T71" style:family="text">
      <style:text-properties fo:font-weight="normal" officeooo:rsid="004ea5c8" style:font-weight-asian="normal" style:font-weight-complex="normal"/>
    </style:style>
    <style:style style:name="T72" style:family="text">
      <style:text-properties fo:font-weight="normal" officeooo:rsid="0069c828" style:font-weight-asian="normal" style:font-weight-complex="normal"/>
    </style:style>
    <style:style style:name="T73" style:family="text">
      <style:text-properties fo:font-weight="normal" officeooo:rsid="0075ebbd" style:font-weight-asian="normal" style:font-weight-complex="normal"/>
    </style:style>
    <style:style style:name="T74" style:family="text">
      <style:text-properties fo:font-weight="normal" officeooo:rsid="007a3c92" style:font-weight-asian="normal" style:font-weight-complex="normal"/>
    </style:style>
    <style:style style:name="T75" style:family="text">
      <style:text-properties fo:font-weight="normal" officeooo:rsid="008c0747" style:font-weight-asian="normal" style:font-weight-complex="normal"/>
    </style:style>
    <style:style style:name="T76" style:family="text">
      <style:text-properties fo:font-weight="normal" officeooo:rsid="0093dbea" style:font-weight-asian="normal" style:font-weight-complex="normal"/>
    </style:style>
    <style:style style:name="T77" style:family="text">
      <style:text-properties fo:font-weight="normal" officeooo:rsid="00950fa9" style:font-weight-asian="normal" style:font-weight-complex="normal"/>
    </style:style>
    <style:style style:name="T78" style:family="text">
      <style:text-properties fo:font-weight="normal" officeooo:rsid="0097ca6a" style:font-weight-asian="normal" style:font-weight-complex="normal"/>
    </style:style>
    <style:style style:name="T79" style:family="text">
      <style:text-properties fo:font-weight="normal" officeooo:rsid="009c0f79" style:font-weight-asian="normal" style:font-weight-complex="normal"/>
    </style:style>
    <style:style style:name="T80" style:family="text">
      <style:text-properties fo:font-weight="normal" officeooo:rsid="009c991a" style:font-weight-asian="normal" style:font-weight-complex="normal"/>
    </style:style>
    <style:style style:name="T81" style:family="text">
      <style:text-properties fo:font-weight="normal" officeooo:rsid="00b900dd" style:font-weight-asian="normal" style:font-weight-complex="normal"/>
    </style:style>
    <style:style style:name="T82" style:family="text">
      <style:text-properties fo:font-weight="normal" officeooo:rsid="00ba66bc" style:font-weight-asian="normal" style:font-weight-complex="normal"/>
    </style:style>
    <style:style style:name="T83" style:family="text">
      <style:text-properties fo:font-weight="normal" officeooo:rsid="00b0e91b" style:font-weight-asian="normal" style:font-weight-complex="normal"/>
    </style:style>
    <style:style style:name="T84" style:family="text">
      <style:text-properties fo:font-weight="normal" officeooo:rsid="00b2d8a8" style:font-weight-asian="normal" style:font-weight-complex="normal"/>
    </style:style>
    <style:style style:name="T85" style:family="text">
      <style:text-properties fo:font-weight="normal" officeooo:rsid="00b3465d" style:font-weight-asian="normal" style:font-weight-complex="normal"/>
    </style:style>
    <style:style style:name="T86" style:family="text">
      <style:text-properties fo:font-weight="normal" officeooo:rsid="00bad498" style:font-weight-asian="normal" style:font-weight-complex="normal"/>
    </style:style>
    <style:style style:name="T87" style:family="text">
      <style:text-properties officeooo:rsid="004b30fe"/>
    </style:style>
    <style:style style:name="T88" style:family="text">
      <style:text-properties officeooo:rsid="004e393c"/>
    </style:style>
    <style:style style:name="T8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officeooo:rsid="004ea5c8"/>
    </style:style>
    <style:style style:name="T91" style:family="text">
      <style:text-properties officeooo:rsid="004f5080"/>
    </style:style>
    <style:style style:name="T92" style:family="text">
      <style:text-properties officeooo:rsid="00528069"/>
    </style:style>
    <style:style style:name="T93" style:family="text">
      <style:text-properties officeooo:rsid="0058a53a"/>
    </style:style>
    <style:style style:name="T94" style:family="text">
      <style:text-properties officeooo:rsid="0069c828"/>
    </style:style>
    <style:style style:name="T95" style:family="text">
      <style:text-properties officeooo:rsid="0079679a"/>
    </style:style>
    <style:style style:name="T96" style:family="text">
      <style:text-properties officeooo:rsid="007a3c92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officeooo:rsid="00a2aa8f" style:font-style-asian="italic" style:font-style-complex="italic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7a8add" style:font-style-asian="normal" style:font-style-complex="normal"/>
    </style:style>
    <style:style style:name="T101" style:family="text">
      <style:text-properties fo:font-style="normal" officeooo:rsid="007d3e3a" style:font-style-asian="normal" style:font-style-complex="normal"/>
    </style:style>
    <style:style style:name="T102" style:family="text">
      <style:text-properties fo:font-style="normal" officeooo:rsid="007f2937" style:font-style-asian="normal" style:font-style-complex="normal"/>
    </style:style>
    <style:style style:name="T103" style:family="text">
      <style:text-properties fo:font-style="normal" officeooo:rsid="0080f9c9" style:font-style-asian="normal" style:font-style-complex="normal"/>
    </style:style>
    <style:style style:name="T104" style:family="text">
      <style:text-properties fo:font-style="normal" officeooo:rsid="008a8f32" style:font-style-asian="normal" style:font-style-complex="normal"/>
    </style:style>
    <style:style style:name="T105" style:family="text">
      <style:text-properties fo:font-style="normal" officeooo:rsid="00a2aa8f" style:font-style-asian="normal" style:font-style-complex="normal"/>
    </style:style>
    <style:style style:name="T106" style:family="text">
      <style:text-properties fo:font-style="normal" officeooo:rsid="00a49091" style:font-style-asian="normal" style:font-style-complex="normal"/>
    </style:style>
    <style:style style:name="T107" style:family="text">
      <style:text-properties fo:font-style="normal" officeooo:rsid="00a52f44" style:font-style-asian="normal" style:font-style-complex="normal"/>
    </style:style>
    <style:style style:name="T108" style:family="text">
      <style:text-properties fo:font-style="normal" officeooo:rsid="00a7851a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12" style:family="text">
      <style:text-properties fo:font-size="16pt" style:font-size-asian="16pt" style:font-size-complex="16pt"/>
    </style:style>
    <style:style style:name="T113" style:family="text">
      <style:text-properties fo:font-size="16pt" officeooo:rsid="008343da" style:font-size-asian="16pt" style:font-size-complex="16pt"/>
    </style:style>
    <style:style style:name="T114" style:family="text">
      <style:text-properties fo:font-size="16pt" officeooo:rsid="009eb6a4" style:font-size-asian="16pt" style:font-size-complex="16pt"/>
    </style:style>
    <style:style style:name="T115" style:family="text">
      <style:text-properties fo:font-size="16pt" officeooo:rsid="00b0d076" style:font-size-asian="16pt" style:font-size-complex="16pt"/>
    </style:style>
    <style:style style:name="T116" style:family="text">
      <style:text-properties officeooo:rsid="0085dfb1"/>
    </style:style>
    <style:style style:name="T117" style:family="text">
      <style:text-properties style:font-name="Courier New"/>
    </style:style>
    <style:style style:name="T118" style:family="text">
      <style:text-properties officeooo:rsid="008a8f32"/>
    </style:style>
    <style:style style:name="T119" style:family="text">
      <style:text-properties officeooo:rsid="00908b10"/>
    </style:style>
    <style:style style:name="T120" style:family="text">
      <style:text-properties officeooo:rsid="0097ca6a"/>
    </style:style>
    <style:style style:name="T121" style:family="text">
      <style:text-properties officeooo:rsid="00a2aa8f"/>
    </style:style>
    <style:style style:name="T122" style:family="text">
      <style:text-properties officeooo:rsid="00b0e91b"/>
    </style:style>
    <style:style style:name="T123" style:family="text">
      <style:text-properties officeooo:rsid="00b1a3af"/>
    </style:style>
    <style:style style:name="T124" style:family="text">
      <style:text-properties officeooo:rsid="00b2d8a8"/>
    </style:style>
    <style:style style:name="T125" style:family="text">
      <style:text-properties officeooo:rsid="00b3465d"/>
    </style:style>
    <style:style style:name="T126" style:family="text">
      <style:text-properties officeooo:rsid="00b792ba"/>
    </style:style>
    <style:style style:name="T127" style:family="text">
      <style:text-properties officeooo:rsid="00bad498"/>
    </style:style>
    <style:style style:name="T128" style:family="text">
      <style:text-properties style:font-name="Liberation Serif" fo:font-weight="normal" officeooo:rsid="00bad498" style:font-weight-asian="normal" style:font-weight-complex="normal"/>
    </style:style>
    <style:style style:name="T129" style:family="text">
      <style:text-properties style:font-name="Liberation Serif" fo:font-weight="normal" officeooo:rsid="00bb96c7" style:font-weight-asian="normal" style:font-weight-complex="normal"/>
    </style:style>
    <style:style style:name="T130" style:family="text">
      <style:text-properties style:font-name="Liberation Serif" fo:font-weight="normal" officeooo:rsid="00bbf228" style:font-weight-asian="normal" style:font-weight-complex="normal"/>
    </style:style>
    <style:style style:name="T131" style:family="text">
      <style:text-properties style:font-name="Liberation Serif" officeooo:rsid="00b3465d"/>
    </style:style>
    <style:style style:name="T132" style:family="text">
      <style:text-properties style:font-name="Liberation Serif" officeooo:rsid="00bbf228"/>
    </style:style>
    <style:style style:name="T133" style:family="text">
      <style:text-properties style:font-name="Liberation Sans" fo:font-weight="normal" officeooo:rsid="00ba66bc" style:font-weight-asian="normal" style:font-weight-complex="normal"/>
    </style:style>
    <style:style style:name="T134" style:family="text">
      <style:text-properties style:font-name="Liberation Sans" fo:font-weight="normal" officeooo:rsid="00bad498" style:font-weight-asian="normal" style:font-weight-complex="normal"/>
    </style:style>
    <style:style style:name="T135" style:family="text">
      <style:text-properties style:font-name="Liberation Sans" fo:font-weight="normal" officeooo:rsid="00bb96c7" style:font-weight-asian="normal" style:font-weight-complex="normal"/>
    </style:style>
    <style:style style:name="T136" style:family="text">
      <style:text-properties style:font-name="Liberation Sans" fo:font-weight="normal" officeooo:rsid="00b0e91b" style:font-weight-asian="normal" style:font-weight-complex="normal"/>
    </style:style>
    <style:style style:name="T137" style:family="text">
      <style:text-properties style:font-name="Liberation Sans" fo:font-weight="normal" officeooo:rsid="00bc6303" style:font-weight-asian="normal" style:font-weight-complex="normal"/>
    </style:style>
    <style:style style:name="T138" style:family="text">
      <style:text-properties style:font-name="Liberation Sans" fo:font-weight="normal" officeooo:rsid="00bb96c7" style:font-size-asian="10.5pt" style:font-weight-asian="normal" style:font-weight-complex="normal"/>
    </style:style>
    <style:style style:name="T139" style:family="text">
      <style:text-properties style:font-name="Liberation Sans" officeooo:rsid="00bb96c7"/>
    </style:style>
    <style:style style:name="T140" style:family="text">
      <style:text-properties style:font-name="Liberation Sans" officeooo:rsid="00b0e91b"/>
    </style:style>
    <style:style style:name="T141" style:family="text">
      <style:text-properties style:font-name="Liberation Sans" officeooo:rsid="00bbf2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>UNIVERSIDADE FEDERAL DE VIÇOSA</text:p>
      <text:p text:style-name="P34">CENTRO DE CIÊNCIAS EXATAS E TECNOLÓGICAS</text:p>
      <text:p text:style-name="P34">DEPARTAMENTO DE INFORMÁTICA</text:p>
      <text:p text:style-name="P3"/>
      <text:p text:style-name="P3"/>
      <text:p text:style-name="P38">PROJETO FINAL DE CURSO</text:p>
      <text:p text:style-name="P3"/>
      <text:p text:style-name="P3"/>
      <text:p text:style-name="P3"/>
      <text:p text:style-name="P52">BIBLIOTECA PARA MATEMÁTICA SIMBÓLICA EM C++</text:p>
      <text:p text:style-name="P3"/>
      <text:p text:style-name="P3"/>
      <text:p text:style-name="P3"/>
      <text:p text:style-name="P37">Arthur Gonçalves do Carmo<text:tab/><text:tab/><text:tab/></text:p>
      <text:p text:style-name="P53">Graduando em Ciência da Computação</text:p>
      <text:p text:style-name="P4"/>
      <text:p text:style-name="P4"/>
      <text:p text:style-name="P4"/>
      <text:p text:style-name="P34">Luiz Carlos de Abreu Albuquerque</text:p>
      <text:p text:style-name="P34">(Orientador)</text:p>
      <text:p text:style-name="P3"/>
      <text:p text:style-name="P3"/>
      <text:p text:style-name="P3"/>
      <text:p text:style-name="P3"/>
      <text:p text:style-name="P3"/>
      <text:p text:style-name="P34">VIÇOSA – MINAS GERAIS</text:p>
      <text:p text:style-name="P33">JUNHO – 2018</text:p>
      <text:p text:style-name="P39"><text:soft-page-break/>SUMÁRIO</text:p>
      <text:p text:style-name="P35"/>
      <text:p text:style-name="P40">RESUM<text:span text:style-name="T127">O</text:span><text:span text:style-name="T128">...............................................................................................................................</text:span><text:span text:style-name="T81">04</text:span></text:p>
      <text:p text:style-name="P40">1. Introdução<text:span text:style-name="T128">.......................</text:span><text:span text:style-name="T130">.</text:span><text:span text:style-name="T128">................................................................................................</text:span><text:span text:style-name="T82">05</text:span></text:p>
      <text:p text:style-name="P40"><text:tab/><text:span text:style-name="T123">1.1 Objetivos</text:span><text:span text:style-name="T128">.........................................................................................................</text:span><text:span text:style-name="T129">.</text:span><text:span text:style-name="T128">.</text:span><text:span text:style-name="T82">05</text:span></text:p>
      <text:p text:style-name="P40">2 Referencial <text:span text:style-name="T122">Teórico</text:span><text:span text:style-name="T128">........</text:span><text:span text:style-name="T130">.</text:span><text:span text:style-name="T128">............................................................................................</text:span><text:span text:style-name="T129">.</text:span><text:span text:style-name="T128">.</text:span><text:span text:style-name="T129">.</text:span><text:span text:style-name="T128">.</text:span><text:span text:style-name="T83">06</text:span></text:p>
      <text:p text:style-name="P40"><text:tab/><text:span text:style-name="T124">2.1 Números de precisão múltipla</text:span><text:span text:style-name="T128">..................................................................</text:span><text:span text:style-name="T129">.</text:span><text:span text:style-name="T128">..</text:span><text:span text:style-name="T84">06</text:span></text:p>
      <text:p text:style-name="P42"><text:tab/>2.2 <text:span text:style-name="T125">Expressões algébricas</text:span><text:span text:style-name="T128">.................................................................................</text:span><text:span text:style-name="T129">.</text:span><text:span text:style-name="T128">.</text:span><text:span text:style-name="T82">06</text:span></text:p>
      <text:p text:style-name="P42"><text:tab/><text:tab/>2.2.1 <text:span text:style-name="T125">Monômios com coeficientes racionais</text:span><text:span text:style-name="T128">.....................................</text:span><text:span text:style-name="T129">..</text:span><text:span text:style-name="T85">06</text:span></text:p>
      <text:p text:style-name="P42"><text:tab/><text:tab/>2.2.2 <text:span text:style-name="T125">Polinômios com coeficientes racionais</text:span><text:span text:style-name="T128">.....................................</text:span><text:span text:style-name="T85">07</text:span></text:p>
      <text:p text:style-name="P42"><text:tab/><text:tab/>2.2.3 <text:span text:style-name="T125">Expressões aritméticas</text:span><text:span text:style-name="T128">..................................................................</text:span><text:span text:style-name="T85">07</text:span></text:p>
      <text:p text:style-name="P42"><text:tab/>2.3 <text:span text:style-name="T125">GNU Build System</text:span><text:span text:style-name="T128">...........................................................................................</text:span><text:span text:style-name="T85">07</text:span></text:p>
      <text:p text:style-name="P41">3. Metodologia<text:span text:style-name="T128">.....................................................................................................................</text:span><text:span text:style-name="T82">08</text:span></text:p>
      <text:p text:style-name="P41"><text:tab/><text:span text:style-name="T124">3.1 Representação</text:span><text:span text:style-name="T128">..................................................................................................</text:span><text:span text:style-name="T82">08</text:span></text:p>
      <text:p text:style-name="P41"><text:tab/><text:tab/><text:span text:style-name="T124">3.1.1 Números inteiros</text:span><text:span text:style-name="T128">...............................................................................</text:span><text:span text:style-name="T82">08</text:span></text:p>
      <text:p text:style-name="P41"><text:tab/><text:tab/><text:span text:style-name="T124">3.1.2 Números racionais</text:span><text:span text:style-name="T128">............................................................................</text:span><text:span text:style-name="T82">08</text:span></text:p>
      <text:p text:style-name="P43"><text:tab/><text:tab/>3.1.3 <text:span text:style-name="T125">Aritmética </text:span><text:span text:style-name="T131">modular</text:span><text:span text:style-name="T128">.............................................................................</text:span><text:span text:style-name="T133">0</text:span><text:span text:style-name="T134">9</text:span></text:p>
      <text:p text:style-name="P43"><text:tab/><text:tab/>3.1.4 <text:span text:style-name="T125">Tuplas de divisão inteira</text:span><text:span text:style-name="T128">..................................................................</text:span><text:span text:style-name="T82">0</text:span><text:span text:style-name="T86">9</text:span></text:p>
      <text:p text:style-name="P43"><text:tab/><text:tab/>3.1.5 <text:span text:style-name="T125">Monômios com coeficientes racionais</text:span><text:span text:style-name="T128">........................................</text:span><text:span text:style-name="T82">0</text:span><text:span text:style-name="T86">9</text:span></text:p>
      <text:p text:style-name="P42"><text:tab/><text:tab/>3.1.6 <text:span text:style-name="T125">Polinômios com coeficientes racionais</text:span><text:span text:style-name="T128">....................</text:span><text:span text:style-name="T129">.</text:span><text:span text:style-name="T128">..................</text:span><text:span text:style-name="T82">0</text:span><text:span text:style-name="T86">9</text:span></text:p>
      <text:p text:style-name="P42"><text:tab/><text:tab/>3.1.7 <text:span text:style-name="T125">Tupla de divisão de polinômios</text:span><text:span text:style-name="T128">......................................</text:span><text:span text:style-name="T129">..............</text:span><text:span text:style-name="T128">.</text:span><text:span text:style-name="T135">10</text:span></text:p>
      <text:p text:style-name="P42"><text:tab/><text:tab/>3.1.8 <text:span text:style-name="T125">Termos básicos</text:span><text:span text:style-name="T128">...................................................................</text:span><text:span text:style-name="T129">..............</text:span><text:span text:style-name="T128">.</text:span><text:span text:style-name="T135">10</text:span></text:p>
      <text:p text:style-name="P42"><text:tab/><text:tab/>3.1.9 <text:span text:style-name="T125">Funções</text:span><text:span text:style-name="T128">................................................................................</text:span><text:span text:style-name="T129">...............</text:span><text:span text:style-name="T128">.</text:span><text:span text:style-name="T135">10</text:span></text:p>
      <text:p text:style-name="P42"><text:tab/>3.1.10 <text:span text:style-name="T125">Expressões aritméticas</text:span><text:span text:style-name="T128">...............</text:span><text:span text:style-name="T129">.</text:span><text:span text:style-name="T128">...................................</text:span><text:span text:style-name="T129">..............</text:span><text:span text:style-name="T128">.</text:span><text:span text:style-name="T135">10</text:span></text:p>
      <text:p text:style-name="P42"><text:tab/>3.2 <text:span text:style-name="T125">Manipulação</text:span><text:span text:style-name="T128">......................................................................................</text:span><text:span text:style-name="T129">.</text:span><text:span text:style-name="T128">.................</text:span><text:span text:style-name="T138">11</text:span></text:p>
      <text:p text:style-name="P42"><text:tab/><text:tab/><text:span text:style-name="T125">3.2.1 Métodos comuns</text:span><text:span text:style-name="T128">................................................................................</text:span><text:span text:style-name="T138">11</text:span></text:p>
      <text:p text:style-name="P42"><text:tab/><text:tab/><text:span text:style-name="T125">3.2.2 Métodos especializados</text:span><text:span text:style-name="T128">...................................................................</text:span><text:span text:style-name="T138">11</text:span></text:p>
      <text:p text:style-name="P42"><text:tab/><text:tab/><text:tab/><text:span text:style-name="T125">3.2.2.1 Números inteiros e racionais</text:span><text:span text:style-name="T128">..........................................</text:span><text:span text:style-name="T129">.</text:span><text:span text:style-name="T138">11</text:span></text:p>
      <text:p text:style-name="P42"><text:soft-page-break/><text:tab/><text:tab/><text:tab/><text:span text:style-name="T125">3.2.2.2 Números inteiros</text:span><text:span text:style-name="T128">.................................................................</text:span><text:span text:style-name="T138">11</text:span></text:p>
      <text:p text:style-name="P42"><text:tab/><text:tab/><text:tab/><text:span text:style-name="T125">3.2.2.3</text:span> <text:span text:style-name="T126">Números racionais</text:span><text:span text:style-name="T128">...............................</text:span><text:span text:style-name="T129">...</text:span><text:span text:style-name="T128">...........................</text:span><text:span text:style-name="T138">11</text:span></text:p>
      <text:p text:style-name="P42"><text:tab/><text:tab/><text:tab/><text:span text:style-name="T125">3.2.2.4 Aritmética modular</text:span><text:span text:style-name="T128">...............................</text:span><text:span text:style-name="T129">...</text:span><text:span text:style-name="T128">...........................</text:span><text:span text:style-name="T135">12</text:span></text:p>
      <text:p text:style-name="P42"><text:tab/><text:tab/><text:tab/><text:span text:style-name="T125">3.2.2.5 Monômios e polinômios</text:span><text:span text:style-name="T128">....................</text:span><text:span text:style-name="T129">...</text:span><text:span text:style-name="T128">........................</text:span><text:span text:style-name="T129">.</text:span><text:span text:style-name="T128">...</text:span><text:span text:style-name="T135">12</text:span></text:p>
      <text:p text:style-name="P42"><text:tab/><text:tab/><text:tab/><text:span text:style-name="T125">3.2.2.6 Monômios</text:span><text:span text:style-name="T128">.........</text:span><text:span text:style-name="T129">...........................</text:span><text:span text:style-name="T128">...........</text:span><text:span text:style-name="T129">...</text:span><text:span text:style-name="T128">...........................</text:span><text:span text:style-name="T135">12</text:span></text:p>
      <text:p text:style-name="P42"><text:tab/><text:tab/><text:tab/><text:span text:style-name="T125">3.2.2.7 Polinômios</text:span><text:span text:style-name="T128">.......</text:span><text:span text:style-name="T129">..........................</text:span><text:span text:style-name="T128">.............</text:span><text:span text:style-name="T129">...</text:span><text:span text:style-name="T128">...........................</text:span><text:span text:style-name="T135">12</text:span></text:p>
      <text:p text:style-name="P40"><text:span text:style-name="T139">4.</text:span><text:span text:style-name="T135"> </text:span><text:span text:style-name="T139">Considerações </text:span><text:span text:style-name="T140">F</text:span><text:span text:style-name="T139">inais</text:span><text:span text:style-name="T130">..........</text:span><text:span text:style-name="T129">......................</text:span><text:span text:style-name="T128">.............</text:span><text:span text:style-name="T129">...</text:span><text:span text:style-name="T128">.........................</text:span><text:span text:style-name="T129">........................</text:span><text:span text:style-name="T128">..</text:span><text:span text:style-name="T135">13</text:span></text:p>
      <text:p text:style-name="P40"><text:span text:style-name="T139">5. Referências</text:span><text:span text:style-name="T128">.......</text:span><text:span text:style-name="T129">....</text:span><text:span text:style-name="T130">..................</text:span><text:span text:style-name="T129">......................</text:span><text:span text:style-name="T128">.............</text:span><text:span text:style-name="T129">...</text:span><text:span text:style-name="T128">.........................</text:span><text:span text:style-name="T129">........................</text:span><text:span text:style-name="T128">..</text:span><text:span text:style-name="T135">1</text:span><text:span text:style-name="T137">4</text:span></text:p>
      <text:p text:style-name="P115">RESUMO</text:p>
      <text:p text:style-name="P3"/>
      <text:p text:style-name="P2"/>
      <text:p text:style-name="P6">BIBLIOTECA PARA MATEMÁTICA SIMBÓLICA EM C++</text:p>
      <text:p text:style-name="P6"/>
      <text:p text:style-name="P32"><text:tab/>Luiz Carlos de Abreu Albuquerque (Orientador)</text:p>
      <text:p text:style-name="P32"><text:tab/>Arthur Gonçalves do Carmo (Estudante)</text:p>
      <text:p text:style-name="P3"/>
      <text:p text:style-name="P3"/>
      <text:p text:style-name="P9">RESUMO</text:p>
      <text:p text:style-name="P9"/>
      <text:p text:style-name="P31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9">ÁREA DE CONHECIMENTO</text:p>
      <text:p text:style-name="P58"><text:span text:style-name="T6"><text:tab/></text:span><text:span text:style-name="T1">1.03.02.01- 8 - Matemática Simbólica</text:span></text:p>
      <text:p text:style-name="P50">LINHA DE PESQUISA</text:p>
      <text:p text:style-name="P29"><text:tab/>DPI-040 – Algoritmos e Otimização Combinatória</text:p>
      <text:p text:style-name="P2"/>
      <text:p text:style-name="P27"/>
      <text:p text:style-name="P7">1 – Introdução</text:p>
      <text:p text:style-name="P2"/>
      <text:p text:style-name="P10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72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6">1.<text:span text:style-name="T122">1</text:span> – Objetivos</text:p>
      <text:p text:style-name="P72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73">Os objetivos específicos deste trabalho são:</text:p>
      <text:list xml:id="list3529818056" text:style-name="WWNum1">
        <text:list-item>
          <text:p text:style-name="P30">Estudar técnicas e algoritmos usados em computação simbólica</text:p>
        </text:list-item>
        <text:list-item>
          <text:p text:style-name="P54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30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7"><text:soft-page-break/>2 – Referencial Teórico</text:p>
      <text:p text:style-name="P7"/>
      <text:p text:style-name="P74">2.1 – Números de precisão múltipla</text:p>
      <text:p text:style-name="P76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10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72">É pertinente ao escopo do trabalho a criação de classes para representar números inteiros e racionais de precisão múltipla.</text:p>
      <text:p text:style-name="P5"/>
      <text:p text:style-name="P6">2.2 – Expressões algébricas</text:p>
      <text:p text:style-name="P46">2.2.1 – Monômios <text:span text:style-name="T90">com coeficientes racionais</text:span></text:p>
      <text:p text:style-name="P46"><text:tab/><text:span text:style-name="T68">Monômios são expressões algébricas que consistem apenas da multiplicação entre constantes e variáveis (chamadas literais). Um monômio possui a forma </text:span><text:span text:style-name="T72">[4]</text:span><text:span text:style-name="T68">:</text:span></text:p>
      <text:p text:style-name="P47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45"><text:span text:style-name="T68">Onde</text:span><text:span text:style-name="T68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68">é um número r</text:span><text:span text:style-name="T71">acional</text:span><text:span text:style-name="T69">, </text:span><text:span text:style-name="T69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69">é uma variável única no monômio e</text:span><text:span text:style-name="T69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69">é o expoente ou grau da variável</text:span><text:span text:style-name="T69"><draw:frame draw:style-name="fr1" draw:name="Objeto5" text:anchor-type="as-char" svg:y="-0.377cm" svg:width="0.508cm" svg:height="0.531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69">. </text:span><text:span text:style-name="T70">O produtório </text:span><text:span text:style-name="T70"><draw:frame draw:style-name="fr1" draw:name="Objeto10" text:anchor-type="as-char" svg:y="-0.566cm" svg:width="1.238cm" svg:height="0.988cm" draw:z-index="10"><draw:object xlink:href="./Object 23" xlink:type="simple" xlink:show="embed" xlink:actuate="onLoad"/><draw:image xlink:href="./ObjectReplacements/Object 23" xlink:type="simple" xlink:show="embed" xlink:actuate="onLoad"/></draw:frame></text:span><text:span text:style-name="T70">é chamado a parte literal do monômio.</text:span></text:p>
      <text:p text:style-name="P44"><text:span text:style-name="T68">Um monômio</text:span><text:span text:style-name="T68"><draw:frame draw:style-name="fr1" draw:name="Objeto6" text:anchor-type="as-char" svg:y="-0.377cm" svg:width="0.746cm" svg:height="0.531cm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68">é semelhante a um monômio</text:span><text:span text:style-name="T68"><draw:frame draw:style-name="fr1" draw:name="Objeto7" text:anchor-type="as-char" svg:y="-0.377cm" svg:width="0.746cm" svg:height="0.531cm" draw:z-index="12"><draw:object xlink:href="./Object 20" xlink:type="simple" xlink:show="embed" xlink:actuate="onLoad"/><draw:image xlink:href="./ObjectReplacements/Object 20" xlink:type="simple" xlink:show="embed" xlink:actuate="onLoad"/></draw:frame></text:span><text:span text:style-name="T68">se</text:span><text:span text:style-name="T68"><draw:frame draw:style-name="fr1" draw:name="Objeto8" text:anchor-type="as-char" svg:y="-0.377cm" svg:width="0.746cm" svg:height="0.531cm" draw:z-index="13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70">e</text:span><text:span text:style-name="T68"><draw:frame draw:style-name="fr1" draw:name="Objeto9" text:anchor-type="as-char" svg:y="-0.377cm" svg:width="0.746cm" svg:height="0.531cm" draw:z-index="14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70">possuem a mesma parte literal. Nesse caso, a soma entre</text:span><text:span text:style-name="T68"><draw:frame draw:style-name="fr1" draw:name="Objeto11" text:anchor-type="as-char" svg:y="-0.377cm" svg:width="0.746cm" svg:height="0.531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70">e</text:span><text:span text:style-name="T68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68">é </text:span><text:span text:style-name="T70">também um monômio.</text:span></text:p>
      <text:p text:style-name="P49"><text:span text:style-name="T50">O </text:span><text:span text:style-name="T51">grau de um monômio é </text:span><text:span text:style-name="T52">o valor da</text:span><text:span text:style-name="T51"> soma dos expoentes</text:span><text:span text:style-name="T51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51">de sua parte literal.</text:span></text:p>
      <text:p text:style-name="P117">2.2.<text:span text:style-name="T67">2</text:span> – Polinômios <text:span text:style-name="T91">com coeficientes racionais</text:span></text:p>
      <text:p text:style-name="P10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77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103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6">acional</text:span><text:span text:style-name="T24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7">r</text:span><text:span text:style-name="T1"> um polinômio, o que nos leva a uma representação recursiva de polinômios [2, 3] com mais de uma variável:</text:span></text:p>
      <text:p text:style-name="P105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01">Outra forma de representar um <text:span text:style-name="T88">polin</text:span>ômio é como um<text:span text:style-name="T87">a</text:span> soma de monômios <text:span text:style-name="T94">[4]</text:span>:</text:p>
      <text:p text:style-name="P100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99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92">Essa representação já generaliza polinômios com mais de uma variável.</text:span></text:p>
      <text:p text:style-name="P17"/>
      <text:p text:style-name="P17">2.2.3 – Expressões aritméticas</text:p>
      <text:p text:style-name="P90"><text:span text:style-name="T68"><text:tab/>Uma expressão pode ser representada </text:span><text:span text:style-name="T73">por</text:span><text:span text:style-name="T68"> uma gramática livre de contexto (CFG) <text:s/>com as seguintes regras [5]:</text:span></text:p>
      <text:p text:style-name="P112">expressão <text:s text:c="2"/>→ termo [+ termo] [- termo]</text:p>
      <text:p text:style-name="P112">termo <text:s text:c="6"/>→ fator [* fator] [/ fator]</text:p>
      <text:p text:style-name="P112">fator <text:s text:c="6"/>→ polinômio <text:span text:style-name="T116">|</text:span> função <text:span text:style-name="T116">|</text:span> <text:span text:style-name="T116">(</text:span>expressão<text:span text:style-name="T116">)</text:span></text:p>
      <text:p text:style-name="P111">Onde <text:span text:style-name="T117">polinômio </text:span>e <text:span text:style-name="T117">função</text:span> são tokens que representam as classes de funções e de polinômios do projeto.</text:p>
      <text:p text:style-name="P104"><text:span text:style-name="T3">2.3 – </text:span><text:span text:style-name="Emphasis"><text:span text:style-name="T89">GNU Build System</text:span></text:span></text:p>
      <text:p text:style-name="P102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8">./configure</text:span><text:span text:style-name="T1">, </text:span><text:span text:style-name="T48">make</text:span><text:span text:style-name="T1">, e </text:span><text:span text:style-name="T48">make instal</text:span><text:span text:style-name="T49">l</text:span><text:span text:style-name="T4">. </text:span><text:span text:style-name="T7">Usaremos esta convenção para o desenvolvimento do software.</text:span></text:p>
      <text:p text:style-name="P114">3 – Metodologia</text:p>
      <text:p text:style-name="P16"/>
      <text:p text:style-name="P6">3.1 – Representação</text:p>
      <text:p text:style-name="P121">3.1.1 – Números inteiros</text:p>
      <text:p text:style-name="P120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5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3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10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10"><text:span text:style-name="T1">A base de representação escolhida para o projeto é a bas</text:span><text:span text:style-name="T25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7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1" draw:name="Object60" text:anchor-type="as-char" svg:y="-0.437cm" svg:width="2.237cm" svg:height="0.557cm" draw:z-index="35"><draw:object xlink:href="./Object 75" xlink:type="simple" xlink:show="embed" xlink:actuate="onLoad"/><draw:image xlink:href="./ObjectReplacements/Object 75" xlink:type="simple" xlink:show="embed" xlink:actuate="onLoad"/></draw:frame></text:span><text:span text:style-name="T46">&lt;</text:span><text:span text:style-name="T1"><draw:frame draw:style-name="fr1" draw:name="Object23" text:anchor-type="as-char" svg:y="-0.437cm" svg:width="0.677cm" svg:height="0.527cm" draw:z-index="36"><draw:object xlink:href="./Object 54" xlink:type="simple" xlink:show="embed" xlink:actuate="onLoad"/><draw:image xlink:href="./ObjectReplacements/Object 54" xlink:type="simple" xlink:show="embed" xlink:actuate="onLoad"/></draw:frame></text:span><text:span text:style-name="T46">&lt;</text:span><text:span text:style-name="T46"><draw:frame draw:style-name="fr1" draw:name="Object61" text:anchor-type="as-char" svg:y="-0.437cm" svg:width="2.348cm" svg:height="0.557cm" draw:z-index="42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10"><text:span text:style-name="T1">Além disso, a classe ainda guarda a quantidade de dígitos (em base</text:span><text:span text:style-name="T47"><draw:frame draw:style-name="fr1" draw:name="Object5" text:anchor-type="as-char" svg:y="-0.437cm" svg:width="0.76cm" svg:height="0.527cm" draw:z-index="43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10"/>
      <text:p text:style-name="P9">3.1.2 – Números racionais</text:p>
      <text:p text:style-name="P118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7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4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5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119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8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9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8"/>
      <text:p text:style-name="P116">3.1.3 – Aritmética modular</text:p>
      <text:p text:style-name="P10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8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50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51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2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4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10"><text:span text:style-name="T1">No projeto, a classe dos números modulares possui </text:span><text:span text:style-name="T43">apenas </text:span><text:span text:style-name="T42">dois </text:span><text:span text:style-name="T1">membro</text:span><text:span text:style-name="T42">s, </text:span><text:span text:style-name="T44">uma </text:span><text:span text:style-name="T42">para representar o número e </text:span><text:span text:style-name="T45">uma para representar </text:span><text:span text:style-name="T42">a base modular. </text:span><text:span text:style-name="T1">O nome da classe será </text:span><text:span text:style-name="T5">num_zm.</text:span></text:p>
      <text:p text:style-name="P10"/>
      <text:p text:style-name="P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5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56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74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75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10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10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10"/>
      <text:p text:style-name="P70">3.1.5 – Monômios com coeficiente<text:span text:style-name="T93">s</text:span> raciona<text:span text:style-name="T93">is</text:span></text:p>
      <text:p text:style-name="P70"><text:span text:style-name="T29"><text:tab/></text:span><text:span text:style-name="T30">Um monômio é representado como uma tripla</text:span><text:span text:style-name="T30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30">, </text:span><text:span text:style-name="T31">onde </text:span><text:span text:style-name="T31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1">é um número racional,</text:span><text:span text:style-name="T31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1">, é a função que associa o valor</text:span><text:span text:style-name="T31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1">de </text:span><text:span text:style-name="T32">uma</text:span><text:span text:style-name="T31"> </text:span><text:span text:style-name="T32">variável </text:span><text:span text:style-name="T31">ao </text:span><text:span text:style-name="T32">grau daquela variável no monômio, e</text:span><text:span text:style-name="T32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2">é o grau do monômio, que é a soma dos graus de todas as variáveis do monômio.</text:span></text:p>
      <text:p text:style-name="P69"><text:span text:style-name="T32">N</text:span><text:span text:style-name="T28">o projeto,</text:span><text:span text:style-name="T28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8">é um objeto </text:span><text:span text:style-name="T1">num_q</text:span><text:span text:style-name="T28">,</text:span><text:span text:style-name="T28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8">é um objeto </text:span><text:span text:style-name="T1">num_z</text:span><text:span text:style-name="T28"> e</text:span><text:span text:style-name="T28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8">é um</text:span><text:span text:style-name="T33"> </text:span><text:span text:style-name="T34">container que associa uma </text:span><text:span text:style-name="T39">string</text:span><text:span text:style-name="T34"> </text:span><text:span text:style-name="T35">que representa uma variável</text:span><text:span text:style-name="T34"> a um objeto </text:span><text:span text:style-name="T39">num_z</text:span><text:span text:style-name="T34"> </text:span><text:span text:style-name="T35">que representa o grau daquela variável</text:span><text:span text:style-name="T34">. </text:span><text:span text:style-name="T36">O nome da classe será </text:span><text:span text:style-name="T40">monomial</text:span><text:span text:style-name="T36">.</text:span></text:p>
      <text:p text:style-name="P11"/>
      <text:p text:style-name="P68"><text:span text:style-name="T39">3.</text:span><text:span text:style-name="T1">1.6 – Polinômios com coeficientes racionais</text:span></text:p>
      <text:p text:style-name="P68"><text:span text:style-name="T28"><text:tab/></text:span><text:span text:style-name="T36">Um polinômio é representado apenas como um conjunto de monômios, de forma </text:span><text:span text:style-name="T37">que cada termo do polinômio não é semelhante a nenhum outro termo do mesmo polinômio. </text:span><text:span text:style-name="T38">O nome da classe será </text:span><text:span text:style-name="T41">polynomial</text:span><text:span text:style-name="T38">.</text:span></text:p>
      <text:p text:style-name="P79">3.1.7 – Tupla de divisão de polinômios</text:p>
      <text:p text:style-name="P66"><text:tab/><text:span text:style-name="T75">Assim como os números inteiros, a divisão de um polinômio</text:span><text:span text:style-name="T75"><draw:frame draw:style-name="fr1" draw:name="Object65" text:anchor-type="as-char" svg:y="-0.377cm" svg:width="0.492cm" svg:height="0.467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75">por um polinômio</text:span><text:span text:style-name="T75"><draw:frame draw:style-name="fr1" draw:name="Object66" text:anchor-type="as-char" svg:y="-0.377cm" svg:width="0.519cm" svg:height="0.467cm" draw:z-index="80"><draw:object xlink:href="./Object 81" xlink:type="simple" xlink:show="embed" xlink:actuate="onLoad"/><draw:image xlink:href="./ObjectReplacements/Object 81" xlink:type="simple" xlink:show="embed" xlink:actuate="onLoad"/></draw:frame></text:span><text:span text:style-name="T75">gera um quociente </text:span><text:span text:style-name="T75"><draw:frame draw:style-name="fr1" draw:name="Object67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75">e resto </text:span><text:span text:style-name="T75"><draw:frame draw:style-name="fr1" draw:name="Object68" text:anchor-type="as-char" svg:y="-0.377cm" svg:width="0.392cm" svg:height="0.46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75">, de forma que </text:span><text:span text:style-name="T75"><draw:frame draw:style-name="fr1" draw:name="Object69" text:anchor-type="as-char" svg:y="-0.377cm" svg:width="2.154cm" svg:height="0.467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75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14"/>
      <text:p text:style-name="P67">3.1.<text:span text:style-name="T118">8</text:span>– <text:span text:style-name="T95">Termos básicos</text:span></text:p>
      <text:p text:style-name="P67"><text:tab/><text:span text:style-name="T74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96">term</text:span><text:span text:style-name="T74">.</text:span></text:p>
      <text:p text:style-name="P12"/>
      <text:p text:style-name="P71">3.1.<text:span text:style-name="T118">9</text:span> – Funções</text:p>
      <text:p text:style-name="P71"><text:tab/><text:span text:style-name="T68">As funções são tratadas de forma absolutamente simbólica, é representada como uma dupla </text:span><text:span text:style-name="T68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68">, onde </text:span><text:span text:style-name="T68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68"><text:s/>é uma </text:span><text:span text:style-name="T97">string </text:span><text:span text:style-name="T109">que representa o símbolo da função, e </text:span><text:span text:style-name="T109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109"><text:s/>é a lista dos argumentos da função, que são expressões. </text:span><text:span text:style-name="T110">O nome da classe será </text:span><text:span text:style-name="T100">function</text:span><text:span text:style-name="T110">.</text:span></text:p>
      <text:p text:style-name="P13"/>
      <text:p text:style-name="P89"><text:span text:style-name="T100">3.</text:span><text:span text:style-name="T99">1.</text:span><text:span text:style-name="T104">10</text:span><text:span text:style-name="T99"> – Expressões aritméticas</text:span></text:p>
      <text:p text:style-name="P93"><text:span text:style-name="T99"><text:tab/>A classe que representa expressões é como um nó de uma árvore binária, uma </text:span><text:span text:style-name="T101">quint</text:span><text:span text:style-name="T99">upla da forma </text:span><text:span text:style-name="T99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99">, </text:span><text:span text:style-name="T102">onde </text:span><text:span text:style-name="T102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102">é um ponteiro para um termo básico, </text:span><text:span text:style-name="T102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102">é um ponteiro para a expressão que está do lado esquerdo do operador (se houver), </text:span><text:span text:style-name="T102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02">é um ponteiro para a expressão que está do lado direito do operador (se houver), </text:span><text:span text:style-name="T102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03">é a operação representada na expressão e </text:span><text:span text:style-name="T103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03">é o sinal da expressão. Esta é a principal classe simbólica do projeto, será chamada </text:span><text:span text:style-name="T111">Expr</text:span><text:span text:style-name="T103">.</text:span></text:p>
      <text:p text:style-name="P21"/>
      <text:p text:style-name="P113"><text:span text:style-name="T103">3.</text:span><text:span text:style-name="T99">2 – Manipulação</text:span></text:p>
      <text:p text:style-name="P98">3.2.1 – Métodos comuns</text:p>
      <text:p text:style-name="P82"><text:span text:style-name="T99"><text:tab/></text:span><text:span text:style-name="T53">Todas as classes possuem os operadores aritméticos básicos </text:span><text:span text:style-name="T54"><draw:frame draw:style-name="fr1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4">, o método</text:span><text:span text:style-name="T54"><draw:frame draw:style-name="fr1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4">, para exponenciação por </text:span><text:span text:style-name="T55">n</text:span><text:span text:style-name="T54">úmero inteiro </text:span><text:span text:style-name="T55">e o operador unário</text:span><text:span text:style-name="T55"><draw:frame draw:style-name="fr1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5">para o inverso aditivo</text:span><text:span text:style-name="T54">. </text:span></text:p>
      <text:p text:style-name="P81"><text:span text:style-name="T54">T</text:span><text:span text:style-name="T53">odas as classes também possuem o</text:span><text:span text:style-name="T57">s</text:span><text:span text:style-name="T53"> método</text:span><text:span text:style-name="T57">s</text:span><text:span text:style-name="T53"> </text:span><text:span text:style-name="T64">is_null()</text:span><text:span text:style-name="T53"> e </text:span><text:span text:style-name="T64">is_zero()</text:span><text:span text:style-name="T53">, que indicam se a variável tem valor zero.</text:span></text:p>
      <text:p text:style-name="P96">As classes de números inteiros, racionais, monômios e polinômios possuem métodos para encontrar o maior divisor comum e o mínimo múltiplo comum entre duas instâncias da classe.</text:p>
      <text:p text:style-name="P80"><text:span text:style-name="T54">A</text:span><text:span text:style-name="T53">s </text:span><text:span text:style-name="T58">os algoritmos para maior divisor comum </text:span><text:span text:style-name="T59">e para </text:span><text:span text:style-name="T53">operações aritmética</text:span><text:span text:style-name="T59">s</text:span><text:span text:style-name="T53"><draw:frame draw:style-name="fr1" draw:name="Object71" text:anchor-type="as-char" svg:y="-0.386cm" svg:width="1.921cm" svg:height="0.50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9">de</text:span><text:span text:style-name="T53"> números inteiros</text:span><text:span text:style-name="T58"> </text:span><text:span text:style-name="T53">são encontrad</text:span><text:span text:style-name="T59">o</text:span><text:span text:style-name="T53">s em [1].</text:span></text:p>
      <text:p text:style-name="P95">As operações de maior divisor comum de polinômios e divisão de polinômios são encontradas em [4].</text:p>
      <text:p text:style-name="P22"/>
      <text:p text:style-name="P98">3.2.2 – Métodos especializados</text:p>
      <text:p text:style-name="P85"><text:span text:style-name="T53">3.2.2.1 – Números inteiros </text:span><text:span text:style-name="T56">e racionais</text:span></text:p>
      <text:p text:style-name="P83"><text:span text:style-name="T60"><text:tab/></text:span><text:span text:style-name="T63">Ambas as classes possuem em comum métodos referentes à manipulação do sinal dos números e </text:span><text:span text:style-name="T61">os operadores de comparação (</text:span><text:span text:style-name="T65">==, !=, &lt;, &lt;=, &gt;, &gt;=</text:span><text:span text:style-name="T61">).</text:span></text:p>
      <text:p text:style-name="P23"/>
      <text:p text:style-name="P97">3.2.2.2 – Números inteiros</text:p>
      <text:p text:style-name="P84"><text:span text:style-name="T60"><text:tab/>A classe de números inteiros possu</text:span><text:span text:style-name="T61">i</text:span><text:span text:style-name="T60"> métodos referentes à paridade do número, </text:span><text:span text:style-name="T61">a</text:span><text:span text:style-name="T60">os dígitos mais e menos significativos, </text:span><text:span text:style-name="T61">à</text:span><text:span text:style-name="T60"> representação em base decimal, hexadecimal ou binária do número</text:span><text:span text:style-name="T61"> e métodos para comparar somente os valores absolutos dos números</text:span><text:span text:style-name="T60">.</text:span></text:p>
      <text:p text:style-name="P24">Além disso possui um método para encontrar a raiz quadrada inteira do número </text:p>
      <text:p text:style-name="P83"><text:span text:style-name="T60">(</text:span><text:span text:style-name="T60"><draw:frame draw:style-name="fr1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0">) </text:span><text:span text:style-name="T62">e o resto da divisão inteira de dois números</text:span><text:span text:style-name="T60">.</text:span></text:p>
      <text:p text:style-name="P24"/>
      <text:p text:style-name="P88">3.2.2.<text:span text:style-name="T119">3</text:span> – Números racionais</text:p>
      <text:p text:style-name="P18"><text:tab/><text:span text:style-name="T119">A classe de números racionais possui métodos referentes ao numerador e ao denominador e métodos para o inverso multiplicativo do número.</text:span></text:p>
      <text:p text:style-name="P18"><text:soft-page-break/></text:p>
      <text:p text:style-name="P87">3.2.2.4 – Números em aritmética modular</text:p>
      <text:p text:style-name="P87"><text:tab/><text:span text:style-name="T68">A classe para números em aritmética modular possui métodos </text:span><text:span text:style-name="T76">referentes aos dígitos mais e menos significativos do número e referentes à base da aritmética. </text:span><text:span text:style-name="T77">Bem como métodos para avaliar a congruência e existência de inverso multiplicativo na aritmética.</text:span></text:p>
      <text:p text:style-name="P20"/>
      <text:p text:style-name="P86">3.2.2.5 – Monômios e polinômios</text:p>
      <text:p text:style-name="P110"><text:span text:style-name="T68"><text:tab/>As classes de monômios e polinômios têm em comum métodos para: avaliar o objeto em algum valor, remover alguma variável do objeto, obter todas as variáveis ou a variável de maior grau, </text:span><text:span text:style-name="T77">obter o </text:span><text:span text:style-name="T78">maior </text:span><text:span text:style-name="T77">grau de uma determinada variável,</text:span><text:span text:style-name="T68"> </text:span><text:span text:style-name="T77">obter a primeira derivada parcial em relação a uma variável, obter o conteúdo [4] do objeto, <text:s/>métodos</text:span><text:span text:style-name="T68"> relacionados ao sinal,</text:span><text:span text:style-name="T77"> métodos que dizem se o objeto é um número ou uma variável e métodos que dizem se o objeto é univariado ou multivariado.</text:span></text:p>
      <text:p text:style-name="P109"><text:span text:style-name="T77">T</text:span><text:span text:style-name="T68">ambém possuem os operadores de comparação de igualdade e desigualdade.</text:span></text:p>
      <text:p text:style-name="P26"/>
      <text:p text:style-name="P107">3.2.2.6 – Monômios</text:p>
      <text:p text:style-name="P25"><text:tab/>A classe de monômios possui métodos referentes à similaridade de monômios, referentes ao coeficiente do monômio e <text:span text:style-name="T120">expoente de uma determinada variável</text:span>.</text:p>
      <text:p text:style-name="P25"/>
      <text:p text:style-name="P106">3.2.2.7 – Polinômios</text:p>
      <text:p text:style-name="P106"><text:tab/><text:span text:style-name="T79">A classe de polinômios </text:span><text:span text:style-name="T80">possuem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19"/>
      <text:p text:style-name="P78"><text:span text:style-name="T113">4 </text:span><text:span text:style-name="T112">– C</text:span><text:span text:style-name="T113">on</text:span><text:span text:style-name="T114">siderações </text:span><text:span text:style-name="T115">F</text:span><text:span text:style-name="T114">inais</text:span></text:p>
      <text:p text:style-name="P15"><text:tab/></text:p>
      <text:p text:style-name="P65"><text:tab/><text:span text:style-name="T121">O objetivo deste projeto foi construir uma biblioteca para matemática simbólica em </text:span><text:span text:style-name="T105">C++</text:span><text:span text:style-name="T121"> que seguisse os padrões da </text:span><text:span text:style-name="T98">GNU Build System</text:span><text:span text:style-name="T105">, </text:span><text:span text:style-name="T106">bem como explorar diferentes tipos de representação de objetos matemáticos em C++.</text:span></text:p>
      <text:p text:style-name="P62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p>
      <text:p text:style-name="P64"><text:span text:style-name="T99">O projeto poderia ser iniciado em qualquer etapa utilizando outras bibliotecas já existentes para as partes anteriores. </text:span><text:span text:style-name="T107">Entretanto começar “do começo” é interessante porque o código gerado, menor e mais legível do que em uma biblioteca comercial, pode ser facilmente refatorado para aplicações didáticas. Além de fornecer uma espécie de aquecimento para as etapas posteriores, foi notável que a experiência obtida com etapas anteriores facilitou cada etapa posterior até o estado atual do projeto.</text:span></text:p>
      <text:p text:style-name="P63"><text:span text:style-name="T107">O </text:span><text:span text:style-name="T99">projeto </text:span><text:span text:style-name="T108">ainda tem muito</text:span><text:span text:style-name="T99"> </text:span><text:span text:style-name="T108">para crescer e evoluir, inicialmente algumas coisas interessantes de se adicionar seriam:</text:span></text:p>
      <text:list xml:id="list1037464042" text:style-name="L1">
        <text:list-item>
          <text:p text:style-name="P59">Mais métodos para manipular expressões e métodos mais inteligentes para simplificá-las</text:p>
        </text:list-item>
        <text:list-item>
          <text:p text:style-name="P60">Implementação de derivação e integração simbólica para funções reais</text:p>
        </text:list-item>
        <text:list-item>
          <text:p text:style-name="P59">Implementação de uma classe para números de ponto flutuante</text:p>
        </text:list-item>
        <text:list-item>
          <text:p text:style-name="P59">Algumas generalizações para a classe de polinômios, como a forma de ordenação dos monômios e os diferentes métodos de divisão</text:p>
        </text:list-item>
        <text:list-item>
          <text:p text:style-name="P59">Classes para vetores e matrizes</text:p>
        </text:list-item>
        <text:list-item>
          <text:p text:style-name="P59">Habilidade de se definir e avaliar regras para as funções</text:p>
        </text:list-item>
      </text:list>
      <text:p text:style-name="P61">No estado atual, o projeto pode ser útil para aplicações didáticas, pois o código gerado é simples o suficiente para ser manipulado por alunos de graduação e ainda há vários aspectos em que pode ser melhorado (tanto em legibilidade quanto em performance).</text:p>
      <text:p text:style-name="P125">Referências</text:p>
      <text:p text:style-name="P28"/>
      <text:p text:style-name="P124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123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. Acesso em: </text:span><text:span text:style-name="T18">17</text:span><text:span text:style-name="T8"> de </text:span><text:span text:style-name="T18">setembro</text:span><text:span text:style-name="T8"> de 201</text:span><text:span text:style-name="T18">8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5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Heading_20_1" style:display-name="Heading 1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6</meta:editing-cycles>
    <meta:creation-date>2018-07-13T17:25:00</meta:creation-date>
    <dc:date>2018-12-07T10:26:39.080562339</dc:date>
    <meta:editing-duration>P8DT1H32M3S</meta:editing-duration>
    <meta:generator>LibreOffice/6.0.6.2$Linux_X86_64 LibreOffice_project/00m0$Build-2</meta:generator>
    <meta:document-statistic meta:table-count="0" meta:image-count="0" meta:object-count="86" meta:page-count="14" meta:paragraph-count="170" meta:word-count="2515" meta:character-count="18953" meta:non-whitespace-character-count="16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86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